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3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038" calcext:value-type="float">
            <text:p>14.782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98211612903" calcext:value-type="float">
            <text:p>14.93982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6136774194" calcext:value-type="float">
            <text:p>15.22161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31465806452" calcext:value-type="float">
            <text:p>15.07314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2926451613" calcext:value-type="float">
            <text:p>14.86529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6096" calcext:value-type="float">
            <text:p>14.85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2923870968" calcext:value-type="float">
            <text:p>14.65429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58825" calcext:value-type="float">
            <text:p>14.2315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4972" calcext:value-type="float">
            <text:p>14.63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85775483871" calcext:value-type="float">
            <text:p>15.0185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26216" calcext:value-type="float">
            <text:p>15.0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843975" calcext:value-type="float">
            <text:p>14.9484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66344827586" calcext:value-type="float">
            <text:p>15.37663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59512258064" calcext:value-type="float">
            <text:p>15.36595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69287741936" calcext:value-type="float">
            <text:p>15.29692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0237419355" calcext:value-type="float">
            <text:p>15.22102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51708387097" calcext:value-type="float">
            <text:p>15.09517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14256" calcext:value-type="float">
            <text:p>14.91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2858181818" calcext:value-type="float">
            <text:p>14.721285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0895" calcext:value-type="float">
            <text:p>14.780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34728" calcext:value-type="float">
            <text:p>14.93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4763870968" calcext:value-type="float">
            <text:p>14.60247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9328" calcext:value-type="float">
            <text:p>13.9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9844" calcext:value-type="float">
            <text:p>13.22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53702857143" calcext:value-type="float">
            <text:p>12.70537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7543225807" calcext:value-type="float">
            <text:p>12.48775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9705806452" calcext:value-type="float">
            <text:p>14.04597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9682580645" calcext:value-type="float">
            <text:p>15.1949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3566451613" calcext:value-type="float">
            <text:p>14.99635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79243870968" calcext:value-type="float">
            <text:p>14.75792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4090322581" calcext:value-type="float">
            <text:p>14.7764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18725" calcext:value-type="float">
            <text:p>14.981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58088" calcext:value-type="float">
            <text:p>15.33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1463225807" calcext:value-type="float">
            <text:p>15.62414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4064" calcext:value-type="float">
            <text:p>15.62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450675" calcext:value-type="float">
            <text:p>15.4845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05202580645" calcext:value-type="float">
            <text:p>15.42052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1197419355" calcext:value-type="float">
            <text:p>15.22711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76002580645" calcext:value-type="float">
            <text:p>14.91760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11058064516" calcext:value-type="float">
            <text:p>14.5011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09304" calcext:value-type="float">
            <text:p>14.86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97744516129" calcext:value-type="float">
            <text:p>15.2297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41735" calcext:value-type="float">
            <text:p>15.1041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94032" calcext:value-type="float">
            <text:p>15.18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42621935484" calcext:value-type="float">
            <text:p>15.49426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4719483871" calcext:value-type="float">
            <text:p>15.24471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70435" calcext:value-type="float">
            <text:p>15.2070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11671428571" calcext:value-type="float">
            <text:p>14.78116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84268387097" calcext:value-type="float">
            <text:p>15.23842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5143225807" calcext:value-type="float">
            <text:p>15.13951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92892903226" calcext:value-type="float">
            <text:p>14.78928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4703483871" calcext:value-type="float">
            <text:p>14.35470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0132" calcext:value-type="float">
            <text:p>14.01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4216774194" calcext:value-type="float">
            <text:p>14.82842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981575" calcext:value-type="float">
            <text:p>15.2898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89768" calcext:value-type="float">
            <text:p>15.0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47032258065" calcext:value-type="float">
            <text:p>14.5247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7368" calcext:value-type="float">
            <text:p>14.2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12075" calcext:value-type="float">
            <text:p>14.6821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30113103448" calcext:value-type="float">
            <text:p>14.713011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90748387097" calcext:value-type="float">
            <text:p>15.0890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1997419355" calcext:value-type="float">
            <text:p>15.10519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47083870968" calcext:value-type="float">
            <text:p>14.9347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2500645161" calcext:value-type="float">
            <text:p>14.72125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33744" calcext:value-type="float">
            <text:p>14.60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98214193548" calcext:value-type="float">
            <text:p>14.76982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419" calcext:value-type="float">
            <text:p>14.782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18248" calcext:value-type="float">
            <text:p>14.70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87230967742" calcext:value-type="float">
            <text:p>14.38872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18648" calcext:value-type="float">
            <text:p>13.7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0809" calcext:value-type="float">
            <text:p>13.3308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68457142857" calcext:value-type="float">
            <text:p>13.4068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96552258064" calcext:value-type="float">
            <text:p>13.75965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0273548387" calcext:value-type="float">
            <text:p>14.36502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47847741936" calcext:value-type="float">
            <text:p>14.14478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7528" calcext:value-type="float">
            <text:p>13.87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6916129032" calcext:value-type="float">
            <text:p>13.7926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162875" calcext:value-type="float">
            <text:p>13.0316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134" calcext:value-type="float">
            <text:p>11.99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2237419355" calcext:value-type="float">
            <text:p>11.48722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40816" calcext:value-type="float">
            <text:p>12.79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53895" calcext:value-type="float">
            <text:p>14.1653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3636" calcext:value-type="float">
            <text:p>14.61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58018064516" calcext:value-type="float">
            <text:p>14.73580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7932903226" calcext:value-type="float">
            <text:p>14.63079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70402580645" calcext:value-type="float">
            <text:p>14.24704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5107096774" calcext:value-type="float">
            <text:p>13.70951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1244" calcext:value-type="float">
            <text:p>13.00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95112258065" calcext:value-type="float">
            <text:p>13.36951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1055" calcext:value-type="float">
            <text:p>14.1791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43616" calcext:value-type="float">
            <text:p>15.03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05963870968" calcext:value-type="float">
            <text:p>14.80059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05784" calcext:value-type="float">
            <text:p>14.33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7096774194" calcext:value-type="float">
            <text:p>14.465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85011428571" calcext:value-type="float">
            <text:p>15.54850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0728516129" calcext:value-type="float">
            <text:p>15.39072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008775" calcext:value-type="float">
            <text:p>15.1800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28980645161" calcext:value-type="float">
            <text:p>14.952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230375" calcext:value-type="float">
            <text:p>14.6223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5349677419" calcext:value-type="float">
            <text:p>14.49353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407225" calcext:value-type="float">
            <text:p>14.2940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296075" calcext:value-type="float">
            <text:p>13.7829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42325" calcext:value-type="float">
            <text:p>16.3404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212125" calcext:value-type="float">
            <text:p>16.9721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7326451613" calcext:value-type="float">
            <text:p>16.86173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255875" calcext:value-type="float">
            <text:p>16.6625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15184" calcext:value-type="float">
            <text:p>16.77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421" calcext:value-type="float">
            <text:p>16.703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461" calcext:value-type="float">
            <text:p>16.6424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52495483871" calcext:value-type="float">
            <text:p>16.5852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02125" calcext:value-type="float">
            <text:p>16.5530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08077419355" calcext:value-type="float">
            <text:p>16.5408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453275" calcext:value-type="float">
            <text:p>16.45453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6136774193" calcext:value-type="float">
            <text:p>16.364613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718225" calcext:value-type="float">
            <text:p>16.3171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37195" calcext:value-type="float">
            <text:p>16.0437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15936551724" calcext:value-type="float">
            <text:p>16.061593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9525" calcext:value-type="float">
            <text:p>16.0782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4756" calcext:value-type="float">
            <text:p>15.95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29950967742" calcext:value-type="float">
            <text:p>15.80299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119675" calcext:value-type="float">
            <text:p>15.6711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2330322581" calcext:value-type="float">
            <text:p>15.65423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497925" calcext:value-type="float">
            <text:p>15.4549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0955" calcext:value-type="float">
            <text:p>15.260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983225807" calcext:value-type="float">
            <text:p>15.08769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74835" calcext:value-type="float">
            <text:p>14.9174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97409032258" calcext:value-type="float">
            <text:p>14.46974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106575" calcext:value-type="float">
            <text:p>13.8610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2664827586" calcext:value-type="float">
            <text:p>13.956266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353925" calcext:value-type="float">
            <text:p>15.3635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416575" calcext:value-type="float">
            <text:p>15.8041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93398709677" calcext:value-type="float">
            <text:p>15.75933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109275" calcext:value-type="float">
            <text:p>15.6010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40944516129" calcext:value-type="float">
            <text:p>15.5040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28775" calcext:value-type="float">
            <text:p>15.402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50825" calcext:value-type="float">
            <text:p>15.11550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96363870968" calcext:value-type="float">
            <text:p>14.73963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979725" calcext:value-type="float">
            <text:p>14.3797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26552258064" calcext:value-type="float">
            <text:p>14.90265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8865" calcext:value-type="float">
            <text:p>16.2368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82910344828" calcext:value-type="float">
            <text:p>16.01829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045475" calcext:value-type="float">
            <text:p>15.8304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36745" calcext:value-type="float">
            <text:p>15.6836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74487741936" calcext:value-type="float">
            <text:p>15.64744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118" calcext:value-type="float">
            <text:p>15.42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93698064516" calcext:value-type="float">
            <text:p>15.08936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8759" calcext:value-type="float">
            <text:p>15.978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54265" calcext:value-type="float">
            <text:p>15.9854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98717419355" calcext:value-type="float">
            <text:p>15.90987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86475" calcext:value-type="float">
            <text:p>15.68186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04167741936" calcext:value-type="float">
            <text:p>15.0104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5873" calcext:value-type="float">
            <text:p>14.9858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28808" calcext:value-type="float">
            <text:p>16.29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1293" calcext:value-type="float">
            <text:p>16.4412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30025" calcext:value-type="float">
            <text:p>16.403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08717419355" calcext:value-type="float">
            <text:p>16.29087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0313" calcext:value-type="float">
            <text:p>16.2203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5463225806" calcext:value-type="float">
            <text:p>16.15754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869125" calcext:value-type="float">
            <text:p>16.1986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147725" calcext:value-type="float">
            <text:p>16.3914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83442580645" calcext:value-type="float">
            <text:p>16.2983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224175" calcext:value-type="float">
            <text:p>16.41224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30348387097" calcext:value-type="float">
            <text:p>16.2930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331975" calcext:value-type="float">
            <text:p>15.89331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33859310345" calcext:value-type="float">
            <text:p>15.713385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0258" calcext:value-type="float">
            <text:p>15.780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663475" calcext:value-type="float">
            <text:p>15.7466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7073548387" calcext:value-type="float">
            <text:p>15.61470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365575" calcext:value-type="float">
            <text:p>15.53365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1460645161" calcext:value-type="float">
            <text:p>15.4131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05475" calcext:value-type="float">
            <text:p>15.2970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36985" calcext:value-type="float">
            <text:p>15.1136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339025" calcext:value-type="float">
            <text:p>14.9333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1803870968" calcext:value-type="float">
            <text:p>14.52018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8306" calcext:value-type="float">
            <text:p>13.878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8033103448" calcext:value-type="float">
            <text:p>13.810803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63117419355" calcext:value-type="float">
            <text:p>14.09631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04515" calcext:value-type="float">
            <text:p>14.2804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65432258065" calcext:value-type="float">
            <text:p>14.0065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9144" calcext:value-type="float">
            <text:p>13.71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90141935484" calcext:value-type="float">
            <text:p>13.1290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98555" calcext:value-type="float">
            <text:p>12.5598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59437419355" calcext:value-type="float">
            <text:p>12.67594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7659354839" calcext:value-type="float">
            <text:p>12.83876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114525" calcext:value-type="float">
            <text:p>12.21114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5290322581" calcext:value-type="float">
            <text:p>12.307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31035" calcext:value-type="float">
            <text:p>14.16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94466206897" calcext:value-type="float">
            <text:p>14.149446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9538" calcext:value-type="float">
            <text:p>13.829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368025" calcext:value-type="float">
            <text:p>13.44368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8303483871" calcext:value-type="float">
            <text:p>12.67830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8779" calcext:value-type="float">
            <text:p>12.3287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9579354839" calcext:value-type="float">
            <text:p>14.75595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64769032258" calcext:value-type="float">
            <text:p>15.78647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86325" calcext:value-type="float">
            <text:p>15.66986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83798709677" calcext:value-type="float">
            <text:p>15.69837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9505" calcext:value-type="float">
            <text:p>15.6059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45981935484" calcext:value-type="float">
            <text:p>15.13459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5447" calcext:value-type="float">
            <text:p>14.6254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88192" calcext:value-type="float">
            <text:p>15.08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6655" calcext:value-type="float">
            <text:p>15.146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00875" calcext:value-type="float">
            <text:p>14.92900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33437419355" calcext:value-type="float">
            <text:p>14.73334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400825" calcext:value-type="float">
            <text:p>14.54400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8732903226" calcext:value-type="float">
            <text:p>14.12787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821" calcext:value-type="float">
            <text:p>14.1888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369125" calcext:value-type="float">
            <text:p>14.2936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0774193548" calcext:value-type="float">
            <text:p>14.1510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67649032258" calcext:value-type="float">
            <text:p>12.75676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090275" calcext:value-type="float">
            <text:p>14.08090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222" calcext:value-type="float">
            <text:p>15.873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389125" calcext:value-type="float">
            <text:p>15.8938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106875" calcext:value-type="float">
            <text:p>16.1710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76327741936" calcext:value-type="float">
            <text:p>16.35763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40615" calcext:value-type="float">
            <text:p>16.4940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5416774194" calcext:value-type="float">
            <text:p>16.55054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9982" calcext:value-type="float">
            <text:p>16.619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541" calcext:value-type="float">
            <text:p>16.615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2496516129" calcext:value-type="float">
            <text:p>16.58249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482725" calcext:value-type="float">
            <text:p>16.5248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78237419355" calcext:value-type="float">
            <text:p>16.28782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45175" calcext:value-type="float">
            <text:p>16.1874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73547586207" calcext:value-type="float">
            <text:p>16.357354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27425" calcext:value-type="float">
            <text:p>16.2912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697425" calcext:value-type="float">
            <text:p>16.1769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86049032258" calcext:value-type="float">
            <text:p>16.0486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78905" calcext:value-type="float">
            <text:p>15.8878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1755826087" calcext:value-type="float">
            <text:p>15.671755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383" calcext:value-type="float">
            <text:p>15.40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59904" calcext:value-type="float">
            <text:p>15.9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22252903226" calcext:value-type="float">
            <text:p>16.18222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3643" calcext:value-type="float">
            <text:p>16.1936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64425806452" calcext:value-type="float">
            <text:p>15.5364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6582" calcext:value-type="float">
            <text:p>16.086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97006896552" calcext:value-type="float">
            <text:p>16.12970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88605" calcext:value-type="float">
            <text:p>16.0288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035" calcext:value-type="float">
            <text:p>15.90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29548387097" calcext:value-type="float">
            <text:p>15.652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88645" calcext:value-type="float">
            <text:p>15.2988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6116129032" calcext:value-type="float">
            <text:p>15.8196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515" calcext:value-type="float">
            <text:p>16.312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78294193548" calcext:value-type="float">
            <text:p>16.35782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508175" calcext:value-type="float">
            <text:p>16.2750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72745806452" calcext:value-type="float">
            <text:p>16.09727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102875" calcext:value-type="float">
            <text:p>15.8510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6128" calcext:value-type="float">
            <text:p>15.67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86075" calcext:value-type="float">
            <text:p>15.528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87705" calcext:value-type="float">
            <text:p>15.3087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4968516129" calcext:value-type="float">
            <text:p>15.02496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8465" calcext:value-type="float">
            <text:p>14.7738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03357419355" calcext:value-type="float">
            <text:p>15.05033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1212" calcext:value-type="float">
            <text:p>15.03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833152" calcext:value-type="float">
            <text:p>15.088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32564705882" calcext:value-type="float">
            <text:p>15.073256470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866" calcext:value-type="float">
            <text:p>14.929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229625" calcext:value-type="float">
            <text:p>14.5622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70422068965" calcext:value-type="float">
            <text:p>14.277042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167225" calcext:value-type="float">
            <text:p>14.1416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579575" calcext:value-type="float">
            <text:p>13.6057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5486451613" calcext:value-type="float">
            <text:p>13.10354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9502" calcext:value-type="float">
            <text:p>12.779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218" calcext:value-type="float">
            <text:p>13.63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5795555556" calcext:value-type="float">
            <text:p>13.597579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396975" calcext:value-type="float">
            <text:p>13.4739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58458181818" calcext:value-type="float">
            <text:p>13.105845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27808" calcext:value-type="float">
            <text:p>11.58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19563870968" calcext:value-type="float">
            <text:p>10.44195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5875862069" calcext:value-type="float">
            <text:p>12.0658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37405" calcext:value-type="float">
            <text:p>13.1637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472025" calcext:value-type="float">
            <text:p>14.1447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73344516129" calcext:value-type="float">
            <text:p>14.7573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905125" calcext:value-type="float">
            <text:p>15.2690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98152258065" calcext:value-type="float">
            <text:p>15.03981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51625" calcext:value-type="float">
            <text:p>14.7985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5175" calcext:value-type="float">
            <text:p>14.73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39220645161" calcext:value-type="float">
            <text:p>14.76392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088375" calcext:value-type="float">
            <text:p>14.6908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3667096774" calcext:value-type="float">
            <text:p>14.4623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765925" calcext:value-type="float">
            <text:p>14.0376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78471724138" calcext:value-type="float">
            <text:p>14.647847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69245" calcext:value-type="float">
            <text:p>15.0169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5388" calcext:value-type="float">
            <text:p>14.91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765275" calcext:value-type="float">
            <text:p>14.7476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03811612903" calcext:value-type="float">
            <text:p>15.61038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4033" calcext:value-type="float">
            <text:p>15.5040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26771612903" calcext:value-type="float">
            <text:p>15.69267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83205" calcext:value-type="float">
            <text:p>15.5183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1514" calcext:value-type="float">
            <text:p>15.161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87465" calcext:value-type="float">
            <text:p>15.8787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484" calcext:value-type="float">
            <text:p>15.93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331475" calcext:value-type="float">
            <text:p>15.8533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291875" calcext:value-type="float">
            <text:p>15.7329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67721290323" calcext:value-type="float">
            <text:p>15.61677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003125" calcext:value-type="float">
            <text:p>15.49003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34815483871" calcext:value-type="float">
            <text:p>15.3934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54405" calcext:value-type="float">
            <text:p>15.3354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056025" calcext:value-type="float">
            <text:p>15.15056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8056774194" calcext:value-type="float">
            <text:p>14.85280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22085" calcext:value-type="float">
            <text:p>14.6222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9406451613" calcext:value-type="float">
            <text:p>13.9539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44075" calcext:value-type="float">
            <text:p>13.4324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6295172414" calcext:value-type="float">
            <text:p>13.786629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270125" calcext:value-type="float">
            <text:p>13.9927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076125" calcext:value-type="float">
            <text:p>13.7107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36988387097" calcext:value-type="float">
            <text:p>13.22369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35275" calcext:value-type="float">
            <text:p>13.4903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24482580645" calcext:value-type="float">
            <text:p>14.08244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189275" calcext:value-type="float">
            <text:p>14.3818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37810909091" calcext:value-type="float">
            <text:p>14.573781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85328" calcext:value-type="float">
            <text:p>14.77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69738181818" calcext:value-type="float">
            <text:p>14.256973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36432" calcext:value-type="float">
            <text:p>13.55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4827" calcext:value-type="float">
            <text:p>13.4748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1248" calcext:value-type="float">
            <text:p>14.43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82299354839" calcext:value-type="float">
            <text:p>15.40822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8303" calcext:value-type="float">
            <text:p>15.3783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02475" calcext:value-type="float">
            <text:p>15.4380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6225" calcext:value-type="float">
            <text:p>15.51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6087272727" calcext:value-type="float">
            <text:p>15.203608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58420645161" calcext:value-type="float">
            <text:p>14.88584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91969032258" calcext:value-type="float">
            <text:p>14.68919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5344" calcext:value-type="float">
            <text:p>14.0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4128" calcext:value-type="float">
            <text:p>13.31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872225" calcext:value-type="float">
            <text:p>13.3987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56013793103" calcext:value-type="float">
            <text:p>13.28560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00705" calcext:value-type="float">
            <text:p>14.2800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2575" calcext:value-type="float">
            <text:p>14.633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5391483871" calcext:value-type="float">
            <text:p>14.52539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27575" calcext:value-type="float">
            <text:p>14.3982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0190967742" calcext:value-type="float">
            <text:p>14.47101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5007" calcext:value-type="float">
            <text:p>14.915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6465" calcext:value-type="float">
            <text:p>15.0786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45465806452" calcext:value-type="float">
            <text:p>14.84454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26685" calcext:value-type="float">
            <text:p>14.4926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16851612903" calcext:value-type="float">
            <text:p>13.8516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912325" calcext:value-type="float">
            <text:p>13.5591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15274285714" calcext:value-type="float">
            <text:p>14.07152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9296" calcext:value-type="float">
            <text:p>14.37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5481" calcext:value-type="float">
            <text:p>14.135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5153548387" calcext:value-type="float">
            <text:p>13.69751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2064" calcext:value-type="float">
            <text:p>13.2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87253333333" calcext:value-type="float">
            <text:p>12.06872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93355" calcext:value-type="float">
            <text:p>12.2093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95963636364" calcext:value-type="float">
            <text:p>13.04959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29536" calcext:value-type="float">
            <text:p>12.91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064375" calcext:value-type="float">
            <text:p>12.7706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90849032258" calcext:value-type="float">
            <text:p>12.26908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02430344828" calcext:value-type="float">
            <text:p>14.110243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640275" calcext:value-type="float">
            <text:p>16.17640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22325" calcext:value-type="float">
            <text:p>16.2642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30118709677" calcext:value-type="float">
            <text:p>16.18301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022" calcext:value-type="float">
            <text:p>16.178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07447741935" calcext:value-type="float">
            <text:p>16.11074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09475" calcext:value-type="float">
            <text:p>15.9980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999225" calcext:value-type="float">
            <text:p>15.9399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5464516129" calcext:value-type="float">
            <text:p>15.945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7967" calcext:value-type="float">
            <text:p>15.7379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97050322581" calcext:value-type="float">
            <text:p>15.2397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71" calcext:value-type="float">
            <text:p>14.89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8488275862" calcext:value-type="float">
            <text:p>15.304848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01475" calcext:value-type="float">
            <text:p>15.7390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573" calcext:value-type="float">
            <text:p>16.014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7473548387" calcext:value-type="float">
            <text:p>15.93474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837" calcext:value-type="float">
            <text:p>15.8408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83161290323" calcext:value-type="float">
            <text:p>15.778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976925" calcext:value-type="float">
            <text:p>15.6797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1165" calcext:value-type="float">
            <text:p>15.7911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33649032258" calcext:value-type="float">
            <text:p>16.03336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01" calcext:value-type="float">
            <text:p>16.04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4709677419" calcext:value-type="float">
            <text:p>15.886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58715" calcext:value-type="float">
            <text:p>15.7358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15266206897" calcext:value-type="float">
            <text:p>15.551526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020675" calcext:value-type="float">
            <text:p>15.3702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22925" calcext:value-type="float">
            <text:p>15.1692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88495483871" calcext:value-type="float">
            <text:p>14.9088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297675" calcext:value-type="float">
            <text:p>14.6729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3793548387" calcext:value-type="float">
            <text:p>14.8953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379" calcext:value-type="float">
            <text:p>15.224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511225" calcext:value-type="float">
            <text:p>14.9951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3592516129" calcext:value-type="float">
            <text:p>14.68359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9925" calcext:value-type="float">
            <text:p>14.2433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91001290323" calcext:value-type="float">
            <text:p>13.66910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311375" calcext:value-type="float">
            <text:p>13.48311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4112" calcext:value-type="float">
            <text:p>14.9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349425" calcext:value-type="float">
            <text:p>15.0034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4012903226" calcext:value-type="float">
            <text:p>14.5424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97075" calcext:value-type="float">
            <text:p>14.2439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21708387097" calcext:value-type="float">
            <text:p>13.95217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66475" calcext:value-type="float">
            <text:p>13.70066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454125" calcext:value-type="float">
            <text:p>13.4745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8436129032" calcext:value-type="float">
            <text:p>13.10384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74777142857" calcext:value-type="float">
            <text:p>12.36747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476625" calcext:value-type="float">
            <text:p>11.4647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2179862069" calcext:value-type="float">
            <text:p>12.212179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914575" calcext:value-type="float">
            <text:p>13.7391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90915" calcext:value-type="float">
            <text:p>14.8290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0775483871" calcext:value-type="float">
            <text:p>14.930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0029" calcext:value-type="float">
            <text:p>14.7100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57847741936" calcext:value-type="float">
            <text:p>14.52578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52425" calcext:value-type="float">
            <text:p>14.48152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46525" calcext:value-type="float">
            <text:p>14.364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60745806452" calcext:value-type="float">
            <text:p>14.11607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942275" calcext:value-type="float">
            <text:p>13.6694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29017142857" calcext:value-type="float">
            <text:p>13.09290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15542857143" calcext:value-type="float">
            <text:p>11.8915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37594482759" calcext:value-type="float">
            <text:p>12.973759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02085" calcext:value-type="float">
            <text:p>13.8602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8356" calcext:value-type="float">
            <text:p>14.27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4627" calcext:value-type="float">
            <text:p>14.4146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4464" calcext:value-type="float">
            <text:p>14.41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838825" calcext:value-type="float">
            <text:p>15.2983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53261935484" calcext:value-type="float">
            <text:p>15.62532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98490322581" calcext:value-type="float">
            <text:p>15.6298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077575" calcext:value-type="float">
            <text:p>15.3507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65127741936" calcext:value-type="float">
            <text:p>15.01651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75367741936" calcext:value-type="float">
            <text:p>14.8275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73964137931" calcext:value-type="float">
            <text:p>14.66739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2203870968" calcext:value-type="float">
            <text:p>14.45922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501225" calcext:value-type="float">
            <text:p>14.1950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34952" calcext:value-type="float">
            <text:p>13.89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055575" calcext:value-type="float">
            <text:p>13.59055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87872" calcext:value-type="float">
            <text:p>13.30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02656" calcext:value-type="float">
            <text:p>12.755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3380645161" calcext:value-type="float">
            <text:p>12.7583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17628387097" calcext:value-type="float">
            <text:p>12.21176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6544" calcext:value-type="float">
            <text:p>10.9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2890322581" calcext:value-type="float">
            <text:p>10.3872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4175" calcext:value-type="float">
            <text:p>12.1034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21070344828" calcext:value-type="float">
            <text:p>13.022107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82209032258" calcext:value-type="float">
            <text:p>13.73822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42175" calcext:value-type="float">
            <text:p>14.42342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34664" calcext:value-type="float">
            <text:p>14.32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82395" calcext:value-type="float">
            <text:p>14.1082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77064" calcext:value-type="float">
            <text:p>13.95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2845" calcext:value-type="float">
            <text:p>13.7062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31261935484" calcext:value-type="float">
            <text:p>13.26312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56425714286" calcext:value-type="float">
            <text:p>12.81564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882848" calcext:value-type="float">
            <text:p>11.71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4016" calcext:value-type="float">
            <text:p>11.79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018375" calcext:value-type="float">
            <text:p>12.9001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2028571429" calcext:value-type="float">
            <text:p>14.4682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31445" calcext:value-type="float">
            <text:p>15.2531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39963870968" calcext:value-type="float">
            <text:p>15.33399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70735483871" calcext:value-type="float">
            <text:p>15.1770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80916129032" calcext:value-type="float">
            <text:p>15.088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0307096774" calcext:value-type="float">
            <text:p>14.82203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517375" calcext:value-type="float">
            <text:p>14.7251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69176774194" calcext:value-type="float">
            <text:p>14.98691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4308" calcext:value-type="float">
            <text:p>15.1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243025" calcext:value-type="float">
            <text:p>14.87243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65419354839" calcext:value-type="float">
            <text:p>14.856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65997419355" calcext:value-type="float">
            <text:p>14.87659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72537142857" calcext:value-type="float">
            <text:p>15.14725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66854193548" calcext:value-type="float">
            <text:p>15.58668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8402580645" calcext:value-type="float">
            <text:p>15.69484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39496774194" calcext:value-type="float">
            <text:p>15.6239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75241290323" calcext:value-type="float">
            <text:p>15.53752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0864" calcext:value-type="float">
            <text:p>15.47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51298064516" calcext:value-type="float">
            <text:p>15.45512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621" calcext:value-type="float">
            <text:p>15.39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10178064516" calcext:value-type="float">
            <text:p>15.32101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54658064516" calcext:value-type="float">
            <text:p>15.095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4672" calcext:value-type="float">
            <text:p>14.6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49633548387" calcext:value-type="float">
            <text:p>14.61496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84502857143" calcext:value-type="float">
            <text:p>14.48845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3290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29382857143" calcext:value-type="float">
            <text:p>14.58293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882" meta:object-count="0"/>
    <meta:user-defined meta:name="AppVersion">3.0</meta:user-defined>
  </office:meta>
</office:document-meta>
</file>